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27.541cm" fo:margin-left="-0.199cm" fo:margin-top="0cm" fo:margin-bottom="0cm" style:page-number="auto" table:align="left" style:writing-mode="lr-tb"/>
    </style:style>
    <style:style style:name="Tabla1.A" style:family="table-column">
      <style:table-column-properties style:column-width="0.792cm"/>
    </style:style>
    <style:style style:name="Tabla1.B" style:family="table-column">
      <style:table-column-properties style:column-width="2.392cm"/>
    </style:style>
    <style:style style:name="Tabla1.C" style:family="table-column">
      <style:table-column-properties style:column-width="2.715cm"/>
    </style:style>
    <style:style style:name="Tabla1.D" style:family="table-column">
      <style:table-column-properties style:column-width="3.704cm"/>
    </style:style>
    <style:style style:name="Tabla1.E" style:family="table-column">
      <style:table-column-properties style:column-width="11.483cm"/>
    </style:style>
    <style:style style:name="Tabla1.F" style:family="table-column">
      <style:table-column-properties style:column-width="3.122cm"/>
    </style:style>
    <style:style style:name="Tabla1.G" style:family="table-column">
      <style:table-column-properties style:column-width="3.33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C1" style:family="table-cell">
      <style:table-cell-properties fo:background-color="#daeef3" fo:padding-left="0.199cm" fo:padding-right="0.191cm" fo:padding-top="0cm" fo:padding-bottom="0cm" fo:border="0.5pt solid #000001">
        <style:background-image/>
      </style:table-cell-properties>
    </style:style>
    <style:style style:name="Tabla1.A3" style:family="table-cell">
      <style:table-cell-properties fo:background-color="#e5dfec" fo:padding-left="0.199cm" fo:padding-right="0.191cm" fo:padding-top="0cm" fo:padding-bottom="0cm" fo:border="0.5pt solid #000001" style:writing-mode="lr-tb">
        <style:background-image/>
      </style:table-cell-properties>
    </style:style>
    <style:style style:name="Tabla1.B3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4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5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6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7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8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9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8pt" fo:language="en" fo:country="US" style:font-size-asian="8pt" style:font-size-complex="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8pt" fo:language="en" fo:country="US" fo:font-weight="bold" style:font-size-asian="8pt" style:font-weight-asian="bold" style:font-size-complex="8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8pt" fo:font-weight="bold" style:font-size-asian="8pt" style:font-weight-asian="bold" style:font-size-complex="8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8pt" fo:language="en" fo:country="US" style:font-size-asian="8pt" style:font-size-complex="8pt"/>
    </style:style>
    <style:style style:name="P11" style:family="paragraph" style:parent-style-name="Standard">
      <style:paragraph-properties fo:line-height="100%"/>
      <style:text-properties fo:font-size="8pt" style:font-size-asian="8pt" style:font-size-complex="8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 style:vertical-align="middle">
        <style:tab-stops/>
      </style:paragraph-properties>
      <style:text-properties fo:font-size="8pt" style:font-size-asian="8pt" style:font-size-complex="8pt" style:text-rotation-angle="90" style:text-rotation-scale="line-height"/>
    </style:style>
    <style:style style:name="P13" style:family="paragraph" style:parent-style-name="List_20_Paragraph" style:list-style-name="WWNum1">
      <style:paragraph-properties fo:margin-top="0cm" fo:margin-bottom="0cm" loext:contextual-spacing="true" fo:line-height="100%"/>
      <style:text-properties fo:font-size="8pt" style:font-size-asian="8pt" style:font-size-complex="8pt"/>
    </style:style>
    <style:style style:name="P14" style:family="paragraph" style:parent-style-name="Footnote" style:master-page-name="Converted4">
      <style:paragraph-properties fo:margin-top="0cm" fo:margin-bottom="0cm" loext:contextual-spacing="true" fo:line-height="100%" style:page-number="auto"/>
    </style:style>
    <style:style style:name="P15" style:family="paragraph" style:parent-style-name="Footnote" style:master-page-name="Converted2">
      <style:paragraph-properties fo:margin-top="0cm" fo:margin-bottom="0cm" loext:contextual-spacing="true" fo:line-height="100%" style:page-number="auto"/>
    </style:style>
    <style:style style:name="P16" style:family="paragraph" style:parent-style-name="Footnote" style:master-page-name="Converted6">
      <style:paragraph-properties fo:margin-top="0cm" fo:margin-bottom="0cm" loext:contextual-spacing="true" fo:line-height="100%" style:page-number="auto"/>
    </style:style>
    <style:style style:name="P17" style:family="paragraph" style:parent-style-name="Footnote" style:master-page-name="Converted8">
      <style:paragraph-properties fo:margin-top="0cm" fo:margin-bottom="0cm" loext:contextual-spacing="true" fo:line-height="100%" style:page-number="auto"/>
    </style:style>
    <style:style style:name="P18" style:family="paragraph" style:parent-style-name="Footnote" style:master-page-name="Converted10">
      <style:paragraph-properties fo:margin-top="0cm" fo:margin-bottom="0cm" loext:contextual-spacing="true" fo:line-height="100%" style:page-number="auto"/>
    </style:style>
    <style:style style:name="P19" style:family="paragraph" style:parent-style-name="Footnote" style:master-page-name="Converted12">
      <style:paragraph-properties fo:margin-top="0cm" fo:margin-bottom="0cm" loext:contextual-spacing="true" fo:line-height="100%" style:page-numb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n" fo:country="US" fo:font-weight="bold" style:font-size-asian="8pt" style:font-weight-asian="bold" style:font-size-complex="8pt"/>
    </style:style>
    <style:style style:name="T3" style:family="text">
      <style:text-properties fo:font-size="8pt" fo:language="en" fo:country="US" style:font-size-asian="8pt" style:font-size-complex="8pt"/>
    </style:style>
    <style:style style:name="T4" style:family="text">
      <style:text-properties fo:color="#ff0000" fo:font-size="8pt" fo:language="en" fo:country="US" style:font-size-asian="8pt" style:font-size-complex="8pt"/>
    </style:style>
    <style:style style:name="T5" style:family="text">
      <style:text-properties fo:color="#ff0000" fo:language="en" fo:country="US"/>
    </style:style>
    <style:style style:name="T6" style:family="text">
      <style:text-properties fo:color="#0000ff" fo:font-size="8pt" fo:language="en" fo:country="US" style:font-size-asian="8pt" style:font-size-complex="8pt"/>
    </style:style>
    <style:style style:name="T7" style:family="text">
      <style:text-properties fo:color="#0000ff" fo:language="en" fo:country="US"/>
    </style:style>
    <style:style style:name="T8" style:family="text">
      <style:text-properties style:font-name="Wingdings" fo:font-size="8pt" style:font-size-asian="8pt" style:font-size-complex="8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5"/>
          </table:table-cell>
          <table:table-cell table:style-name="Tabla1.C1" table:number-columns-spanned="5" office:value-type="string">
            <text:p text:style-name="P5">O B J T Y P 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C1" office:value-type="string">
            <text:p text:style-name="P5">1 – Menu default</text:p>
          </table:table-cell>
          <table:table-cell table:style-name="Tabla1.C1" office:value-type="string">
            <text:p text:style-name="P5">2 – Menu bar or popup</text:p>
          </table:table-cell>
          <table:table-cell table:style-name="Tabla1.C1" office:value-type="string">
            <text:p text:style-name="P5">3 – Option</text:p>
          </table:table-cell>
          <table:table-cell table:style-name="Tabla1.C1" office:value-type="string">
            <text:p text:style-name="P5">4 – Shortcut</text:p>
          </table:table-cell>
          <table:table-cell table:style-name="Tabla1.C1" office:value-type="string">
            <text:p text:style-name="P5">5 – Menubar (on top)</text:p>
          </table:table-cell>
        </table:table-row>
        <table:table-row table:style-name="Tabla1.1">
          <table:table-cell table:style-name="Tabla1.A3" table:number-rows-spanned="7" office:value-type="string">
            <text:p text:style-name="P12">O B J C O D E</text:p>
          </table:table-cell>
          <table:table-cell table:style-name="Tabla1.B3" office:value-type="string">
            <text:p text:style-name="P4">0 – Menu pad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<text:span text:style-name="T10">Define popup</text:span><text:span text:style-name="T9"> &lt;Name&gt; margin relative shadow color scheme &lt;Scheme&gt;</text:span></text:p>
            <text:p text:style-name="P2"/>
            <text:p text:style-name="P4"><text:span text:style-name="T10">On selection popup</text:span><text:span text:style-name="T9"> &lt;Name&gt; &lt;</text:span><text:span text:style-name="T5">Procedure</text:span><text:span text:style-name="T9">&gt;</text:span><text:span text:style-name="T9"><text:note text:id="ftn1" text:note-class="footnote"><text:note-citation>1</text:note-citation><text:note-body><text:p text:style-name="P15"><text:span text:style-name="T1">Este “On selection” solo va si &lt;Procedure&gt; no está vacío. Si LevelName es “_MSYSMENU”, &lt;name&gt; es ALL.</text:span></text:p></text:note-body></text:note>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<text:span text:style-name="T10">Define popup</text:span><text:span text:style-name="T9"> &lt;Name&gt; </text:span><text:span text:style-name="T10">shortcut</text:span><text:span text:style-name="T9"> RELATIVE FROM MROW(),MCOL()</text:span></text:p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covered-table-cell/>
          <table:table-cell table:style-name="Tabla1.B4" office:value-type="string">
            <text:p text:style-name="P4">1 – Menu bar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<text:span text:style-name="T10">On selection menu</text:span><text:span text:style-name="T9"> &lt;Name&gt; &lt;</text:span><text:span text:style-name="T5">Procedure</text:span><text:span text:style-name="T9">&gt;</text:span><text:span text:style-name="T9"><text:note text:id="ftn2" text:note-class="footnote"><text:note-citation>2</text:note-citation><text:note-body><text:p text:style-name="P14"><text:span text:style-name="T1">Este “On selection” solo va si &lt;Procedure&gt; no está vacío</text:span></text:p></text:note-body></text:note>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<text:span text:style-name="T10">Define menu</text:span><text:span text:style-name="T9"> &lt;Name&gt; IN (WindowName) BAR</text:span></text:p>
          </table:table-cell>
        </table:table-row>
        <table:table-row table:style-name="Tabla1.1">
          <table:covered-table-cell/>
          <table:table-cell table:style-name="Tabla1.B5" office:value-type="string">
            <text:p text:style-name="P4">22 – Default record</text:p>
          </table:table-cell>
          <table:table-cell table:style-name="Tabla1.A1" office:value-type="string">
            <text:p text:style-name="P4"><text:span text:style-name="T10">On selection menu</text:span><text:span text:style-name="T9"> _MSYSMENU &lt;</text:span><text:span text:style-name="T5">Procedure</text:span><text:span text:style-name="T9">&gt;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covered-table-cell/>
          <table:table-cell table:style-name="Tabla1.B6" office:value-type="string">
            <text:p text:style-name="P4">67 – Command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<text:span text:style-name="T10">Define bar</text:span><text:span text:style-name="T9"> &lt;ItemNum&gt; of &lt;LevelName&gt; prompt “&lt;prompt&gt;” key &lt;</text:span><text:span text:style-name="T5">KeyName</text:span><text:span text:style-name="T9">&gt;, “&lt;KeyLabel&gt;” skip for &lt;</text:span><text:span text:style-name="T5">SkipFor</text:span><text:span text:style-name="T9">&gt; picture “&lt;</text:span><text:span text:style-name="T5">ResName</text:span><text:span text:style-name="T9">&gt;” message &lt;</text:span><text:span text:style-name="T5">message</text:span><text:span text:style-name="T9">&gt; &amp;&amp; &lt;</text:span><text:span text:style-name="T5">comment</text:span><text:span text:style-name="T9">&gt;</text:span></text:p>
            <text:p text:style-name="P2"/>
            <text:p text:style-name="P4"><text:span text:style-name="T10">On selection bar</text:span><text:span text:style-name="T9"> &lt;ItemNum&gt; of &lt;LevelName&gt; &lt;Command&gt;</text:span></text:p>
            <text:p text:style-name="P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">
          <table:covered-table-cell/>
          <table:table-cell table:style-name="Tabla1.B7" office:value-type="string">
            <text:p text:style-name="P4">77 – Submenu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<text:note text:id="ftn3" text:note-class="footnote"><text:note-citation>3</text:note-citation><text:note-body><text:p text:style-name="P16"><text:span text:style-name="T1">“Define pad” solamente es cuando el parent es “Menu Bar” (ObjType=2, ObjCode=1)</text:span></text:p></text:note-body></text:note><text:span text:style-name="T10">Define pad</text:span><text:span text:style-name="T9"> &lt;Name&gt; of &lt;LevelName&gt; prompt “&lt;prompt&gt;” color scheme &lt;</text:span><text:span text:style-name="T7">MenuBar</text:span><text:span text:style-name="T9">.Scheme&gt; negotiate &lt;</text:span><text:span text:style-name="T5">location</text:span><text:span text:style-name="T5"><text:note text:id="ftn4" text:note-class="footnote"><text:note-citation>4</text:note-citation><text:note-body><text:p text:style-name="P17"><text:span text:style-name="T3">Location = Container + Object * 2^4, luego: Container= Location % 2^4, Object= INT(Location / 2^4) </text:span><text:span text:style-name="T8"></text:span><text:span text:style-name="T3"> 0=No Negotiate, 1=Left, 2=Middle, 3=Right</text:span></text:p></text:note-body></text:note></text:span><text:span text:style-name="T9">&gt; key &lt;</text:span><text:span text:style-name="T5">KeyName</text:span><text:span text:style-name="T9">&gt;, “&lt;KeyLabel&gt;” skip for &lt;</text:span><text:span text:style-name="T5">SkipFor</text:span><text:span text:style-name="T9">&gt; message &lt;</text:span><text:span text:style-name="T5">message</text:span><text:span text:style-name="T9">&gt; &amp;&amp; &lt;</text:span><text:span text:style-name="T5">comment</text:span><text:span text:style-name="T9">&gt;</text:span></text:p>
            <text:p text:style-name="P2"/>
            <text:p text:style-name="P4"><text:span text:style-name="T10">On pad</text:span><text:span text:style-name="T9"> &lt;Name&gt; of &lt;LevelName&gt; activate popup &lt;</text:span><text:span text:style-name="T7">MenuBar</text:span><text:span text:style-name="T9">.LevelName&gt;</text:span></text:p>
            <text:p text:style-name="P2"/>
            <text:p text:style-name="P4"><text:note text:id="ftn5" text:note-class="footnote"><text:note-citation>5</text:note-citation><text:note-body><text:p text:style-name="P18"><text:span text:style-name="T1">“Define bar” solamente es cuando el parent es “Menu Pad” (ObjType=2, ObjCode=0)</text:span></text:p></text:note-body></text:note><text:span text:style-name="T10">Define bar</text:span><text:span text:style-name="T9"> &lt;ItemNum&gt; of &lt;LevelName&gt; prompt “&lt;prompt&gt;” key &lt;</text:span><text:span text:style-name="T5">KeyName</text:span><text:span text:style-name="T9">&gt;, “&lt;KeyLabel&gt;” skip for &lt;</text:span><text:span text:style-name="T5">SkipFor</text:span><text:span text:style-name="T9">&gt; picture|pictres “&lt;</text:span><text:span text:style-name="T5">ResName</text:span><text:span text:style-name="T9">&gt;” message &lt;</text:span><text:span text:style-name="T5">message</text:span><text:span text:style-name="T9">&gt; &amp;&amp; &lt;</text:span><text:span text:style-name="T5">comment</text:span><text:span text:style-name="T9">&gt;</text:span></text:p>
            <text:p text:style-name="P2"/>
            <text:p text:style-name="P4"><text:span text:style-name="T10">On Bar</text:span><text:span text:style-name="T9"> &lt;ItemNum&gt; of &lt;LevelName&gt; activate popup</text:span><text:span text:style-name="T9"><text:note text:id="ftn6" text:note-class="footnote"><text:note-citation>6</text:note-citation><text:note-body><text:p text:style-name="P19"><text:span text:style-name="T1">Sabe que es un popup porque el objeto tipo 3 contiene un objeto tipo 2</text:span></text:p></text:note-body></text:note></text:span><text:span text:style-name="T9"> &lt;Name&gt;</text:span></text:p>
          </table:table-cell>
          <table:table-cell table:style-name="Tabla1.A1" office:value-type="string">
            <text:p text:style-name="P3"><text:span text:style-name="footnote_20_reference"><text:span text:style-name="T1"/></text:span></text:p>
          </table:table-cell>
          <table:table-cell table:style-name="Tabla1.A1" office:value-type="string">
            <text:p text:style-name="P3"><text:span text:style-name="footnote_20_reference"><text:span text:style-name="T1"/></text:span></text:p>
          </table:table-cell>
        </table:table-row>
        <table:table-row table:style-name="Tabla1.1">
          <table:covered-table-cell/>
          <table:table-cell table:style-name="Tabla1.B8" office:value-type="string">
            <text:p text:style-name="P2">78 – Bar #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<text:span text:style-name="T10">Define bar</text:span><text:span text:style-name="T9"> &lt;ItemNum&gt; of &lt;LevelName&gt; prompt “&lt;prompt&gt;” key &lt;</text:span><text:span text:style-name="T5">KeyName</text:span><text:span text:style-name="T9">&gt;, “&lt;KeyLabel&gt;” skip for &lt;</text:span><text:span text:style-name="T5">SkipFor</text:span><text:span text:style-name="T9">&gt; picture|pictres &lt;</text:span><text:span text:style-name="T5">ResName</text:span><text:span text:style-name="T9">&gt; message &lt;</text:span><text:span text:style-name="T5">message</text:span><text:span text:style-name="T9">&gt; &amp;&amp; &lt;</text:span><text:span text:style-name="T5">comment</text:span><text:span text:style-name="T9">&gt;</text:span></text:p>
            <text:p text:style-name="P2"/>
            <text:list xml:id="list3695432778989751680" text:style-name="WWNum1">
              <text:list-item>
                <text:p text:style-name="P13">No requiere “On selection” porque es automático del sistema.</text:p>
              </text:list-item>
            </text:list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covered-table-cell/>
          <table:table-cell table:style-name="Tabla1.B9" office:value-type="string">
            <text:p text:style-name="P2">80 – Procedure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<text:span text:style-name="T10">Define bar</text:span><text:span text:style-name="T9"> &lt;ItemNum&gt; of &lt;LevelName&gt; prompt “&lt;prompt&gt;” key &lt;</text:span><text:span text:style-name="T5">KeyName</text:span><text:span text:style-name="T9">&gt;, “&lt;KeyLabel&gt;” skip for &lt;</text:span><text:span text:style-name="T5">SkipFor</text:span><text:span text:style-name="T9">&gt; picture|pictres &lt;</text:span><text:span text:style-name="T5">ResName</text:span><text:span text:style-name="T9">&gt; message &lt;</text:span><text:span text:style-name="T5">message</text:span><text:span text:style-name="T9">&gt; &amp;&amp; &lt;</text:span><text:span text:style-name="T5">comment</text:span><text:span text:style-name="T9">&gt;</text:span></text:p>
            <text:p text:style-name="P2"/>
            <text:p text:style-name="P4"><text:span text:style-name="T10">On selection bar</text:span><text:span text:style-name="T9"> &lt;ItemNum&gt; of &lt;LevelName&gt; DO &lt;Procedure&gt; IN &lt;NombreMenu.MPR&gt;</text:span></text:p>
            <text:p text:style-name="P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</meta:initial-creator>
    <meta:editing-cycles>34</meta:editing-cycles>
    <meta:print-date>2013-12-28T16:17:00</meta:print-date>
    <meta:creation-date>2013-12-28T12:10:00</meta:creation-date>
    <dc:date>2014-08-29T00:03:02.729000000</dc:date>
    <meta:editing-duration>PT26M1S</meta:editing-duration>
    <meta:generator>LibreOffice/4.3.0.4$Windows_x86 LibreOffice_project/62ad5818884a2fc2e5780dd45466868d41009ec0</meta:generator>
    <meta:document-statistic meta:table-count="1" meta:image-count="0" meta:object-count="0" meta:page-count="2" meta:paragraph-count="36" meta:word-count="314" meta:character-count="2106" meta:non-whitespace-character-count="1817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